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objectwithoutfill">
      <style:graphic-properties draw:stroke="solid" draw:stroke-dash="Double_20_Dash_20__28_Rounded_29_" svg:stroke-width="0.03cm" svg:stroke-color="#000000" draw:marker-start="Dimension_20_Lines" draw:marker-start-width="0.25cm" draw:marker-end="Dimension_20_Lines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5" style:family="graphic" style:parent-style-name="objectwithoutfill">
      <style:graphic-properties draw:stroke="solid" draw:stroke-dash="Double_20_Dash_20__28_Rounded_29_" svg:stroke-width="0.03cm" svg:stroke-color="#000000" draw:marker-start="" draw:marker-start-width="0.25cm" draw:marker-end="Linienspitzen_20_2" draw:marker-end-width="0.2cm" svg:stroke-linecap="round" draw:fill="none" draw:textarea-vertical-align="middle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3.92cm" fo:min-width="2.47cm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svg:stroke-color="#000000" draw:marker-start-width="0.25cm" draw:marker-end-width="0.25cm" draw:fill="solid" draw:fill-color="#dddddd" loext:fill-use-slide-background="false" draw:textarea-horizontal-align="justify" draw:textarea-vertical-align="middle" draw:auto-grow-height="false" fo:min-height="2.69cm" fo:min-width="0.354cm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dash" draw:stroke-dash="Double_20_Dash_20__28_Rounded_29_" svg:stroke-width="0.03cm" svg:stroke-color="#000000" draw:marker-start-width="0.25cm" draw:marker-end-width="0.25cm" svg:stroke-linecap="round" draw:fill="solid" draw:fill-color="#cccccc" loext:fill-use-slide-background="false" draw:textarea-horizontal-align="justify" draw:textarea-vertical-align="middle" draw:auto-grow-height="false" fo:min-height="2.69cm" fo:min-width="0.354cm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draw:stroke="solid" draw:stroke-dash="Double_20_Dash_20__28_Rounded_29_" svg:stroke-width="0.03cm" svg:stroke-color="#000000" draw:marker-start="" draw:marker-start-width="0.25cm" draw:marker-end="Linienspitzen_20_1" draw:marker-end-width="0.2cm" svg:stroke-linecap="round" draw:fill="none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svg:title>TexMaths</svg:title>
          <svg:desc>12§latex§$\mathrm{d} m_{i}=\rho\,A\,\mathrm{d}x$§svg§600§TRUE§</svg:desc>
          <draw:g draw:style-name="gr2">
            <draw:path draw:style-name="gr3" draw:text-style-name="P1" draw:layer="layout" svg:width="0.207cm" svg:height="0.294cm" svg:x="7.054cm" svg:y="1.295cm" svg:viewBox="0 0 208 295" svg:d="M146 268c0 9 0 18 0 27 21-1 41-3 62-4 0-5 0-9 0-14-29 0-33-2-33-22 0-85 0-170 0-255-20 2-41 3-61 5 0 4 0 8 0 12 30 0 34 3 34 24 0 30 0 60 0 91-14-16-32-27-54-27-50 0-94 42-94 96 0 52 41 94 89 94 27 0 47-14 57-27zM146 155c0 29 0 58 0 87 0 7 0 8-4 15-14 20-33 29-51 29-19 0-33-11-44-27s-12-40-12-58c0-16 1-41 13-60 8-13 25-26 48-26 14 0 32 6 46 25 4 7 4 8 4 15z">
              <text:p/>
            </draw:path>
            <draw:path draw:style-name="gr3" draw:text-style-name="P1" draw:layer="layout" svg:width="0.344cm" svg:height="0.189cm" svg:x="7.286cm" svg:y="1.4cm" svg:viewBox="0 0 345 190" svg:d="M25 161c-1 6-3 16-3 18 0 8 6 11 12 11 4 0 13-3 15-12 3-10 6-20 9-31 3-12 6-25 9-37 3-10 5-19 6-29 3-7 6-19 6-20 6-13 29-51 69-51 19 0 22 15 22 28 0 11-2 23-6 36-4 16-8 32-12 48-2 11-5 21-8 32-1 9-5 23-5 25 0 8 5 11 12 11 13 0 16-11 19-24 5-24 21-85 26-100 1-6 22-56 69-56 18 0 23 14 23 28 0 24-18 72-26 95-4 9-6 14-6 22 0 21 14 35 34 35 40 0 55-61 55-64 0-4-3-4-4-4-5 0-5 1-6 7-8 22-21 52-43 52-8 0-11-4-11-14s3-20 8-29c7-22 25-69 25-93 0-27-16-45-48-45-31 0-54 19-69 41 0-5-1-19-13-30-11-9-24-11-35-11-37 0-58 28-65 37-2-24-20-37-40-37-19 0-27 17-31 24-7 14-13 39-13 41 0 4 5 4 6 4 4 0 4-1 7-9 7-30 16-50 30-50 7 0 13 3 13 19 0 8-1 13-7 34-8 33-16 66-24 98z">
              <text:p/>
            </draw:path>
            <draw:path draw:style-name="gr3" draw:text-style-name="P1" draw:layer="layout" svg:width="0.089cm" svg:height="0.196cm" svg:x="7.657cm" svg:y="1.454cm" svg:viewBox="0 0 90 197" svg:d="M82 11c0-5-4-11-12-11s-16 7-16 17c0 5 4 11 11 11 9 0 17-9 17-17zM22 160c-2 4-3 7-3 12 0 15 12 25 28 25 30 0 43-40 43-44s-3-2-5-4c-5 0-5 2-6 5-7 23-19 35-31 35-6 0-7-4-7-10 0-7 1-12 5-19 2-8 6-15 9-24 3-6 13-33 15-37 0-2 1-6 1-9 0-13-12-24-28-24-30 0-43 39-43 44 0 4 3 2 5 4 5 0 5-2 6-5 7-25 20-36 31-36 5 0 7 2 7 11 0 7-1 10-8 30-7 15-13 31-19 46z">
              <text:p/>
            </draw:path>
            <draw:path draw:style-name="gr3" draw:text-style-name="P1" draw:layer="layout" svg:width="0.279cm" svg:height="0.098cm" svg:x="7.925cm" svg:y="1.431cm" svg:viewBox="0 0 280 99" svg:d="M265 17c7 0 15 0 15-9 0-8-8-8-14-8-84 0-168 0-253 0-6 0-13 0-13 8 0 9 7 9 14 9 84 0 168 0 251 0zM266 99c6 0 14 0 14-8s-8-8-15-8c-83 0-167 0-251 0-7 0-14 0-14 8s7 8 13 8c85 0 169 0 253 0z">
              <text:p/>
            </draw:path>
            <draw:path draw:style-name="gr3" draw:text-style-name="P1" draw:layer="layout" svg:width="0.198cm" svg:height="0.275cm" svg:x="8.358cm" svg:y="1.4cm" svg:viewBox="0 0 199 276" svg:d="M1 258c-1 5-1 6-1 7 0 6 5 11 12 11 8 0 14-7 14-8 3-5 16-61 28-105 8 16 22 27 42 27 49 0 103-58 103-122 0-44-27-68-59-68-40 0-85 42-97 93-14 55-28 110-42 165zM95 181c-29 0-36-34-36-38 0-1 2-9 3-15 12-47 16-62 26-79 18-30 39-39 52-39 16 0 29 12 29 40 0 24-12 71-24 91-13 26-33 40-50 40z">
              <text:p/>
            </draw:path>
            <draw:path draw:style-name="gr3" draw:text-style-name="P1" draw:layer="layout" svg:width="0.288cm" svg:height="0.299cm" svg:x="8.648cm" svg:y="1.285cm" svg:viewBox="0 0 289 300" svg:d="M61 252c-17 28-33 34-51 35-6 1-10 1-10 8 0 3 2 5 6 5 11 0 24-1 36-1 14 0 29 1 42 1 2 0 8 0 8-7 0-5-3-6-7-6-9 0-19-4-19-14 0-5 2-10 6-16 10-18 21-36 31-54 35 0 71 0 106 0 1 10 7 66 7 71 0 12-22 13-30 13-6 0-11 0-11 8 0 5 5 5 6 5 18 0 36-1 53-1 11 0 37 1 48 1 2 0 7 0 7-8 0-5-3-5-9-5-27 0-27-2-28-14-8-88-17-176-25-263-1-9-1-10-9-10-7 0-8 2-10 7-49 82-98 164-147 245zM112 190c27-46 55-92 82-137 5 45 9 91 14 137-32 0-64 0-96 0z">
              <text:p/>
            </draw:path>
            <draw:path draw:style-name="gr3" draw:text-style-name="P1" draw:layer="layout" svg:width="0.207cm" svg:height="0.294cm" svg:x="9.035cm" svg:y="1.295cm" svg:viewBox="0 0 208 295" svg:d="M145 268c0 9 0 18 0 27 21-1 42-3 63-4 0-5 0-9 0-14-30 0-34-2-34-22 0-85 0-170 0-255-20 2-40 3-60 5 0 4 0 8 0 12 29 0 32 3 32 24 0 30 0 60 0 91-12-16-30-27-52-27-50 0-94 42-94 96 0 52 41 94 89 94 27 0 45-14 56-27zM145 155c0 29 0 58 0 87 0 7 0 8-5 15-12 20-31 29-49 29-19 0-33-11-44-27s-12-40-12-58c0-16 1-41 13-60 8-13 24-26 47-26 15 0 33 6 45 25 5 7 5 8 5 15z">
              <text:p/>
            </draw:path>
            <draw:path draw:style-name="gr3" draw:text-style-name="P1" draw:layer="layout" svg:width="0.209cm" svg:height="0.189cm" svg:x="9.266cm" svg:y="1.4cm" svg:viewBox="0 0 210 190" svg:d="M128 59c3-11 12-49 42-49 3 0 12 0 22 4-12 3-20 14-20 23 0 7 4 16 15 16 10 0 23-9 23-25 0-22-25-28-40-28-24 0-38 23-44 32-10-27-32-32-44-32-45 0-69 54-69 65 0 4 4 4 5 4 4 0 5-1 6-4 14-45 42-55 56-55 9 0 23 3 23 27 0 13-7 42-23 101-7 26-21 43-40 43-3 0-12 0-21-5 11-3 19-11 19-23s-8-14-15-14c-12 0-23 10-23 24 0 19 22 27 40 27 27 0 43-29 44-32 5 15 20 32 46 32 43 0 67-54 67-64 0-4-4-4-5-4-4 0-5 1-6 4-13 45-42 55-55 55-17 0-24-14-24-28 0-10 2-18 7-37s10-38 14-57z">
              <text:p/>
            </draw:path>
          </draw:g>
        </draw:g>
        <draw:g draw:style-name="gr1">
          <svg:title>TexMaths</svg:title>
          <svg:desc>12§latex§$\mathrm{d} x$§svg§600§TRUE§</svg:desc>
          <draw:g draw:style-name="gr2">
            <draw:path draw:style-name="gr3" draw:text-style-name="P1" draw:layer="layout" svg:width="0.206cm" svg:height="0.294cm" svg:x="5.752cm" svg:y="6.622cm" svg:viewBox="0 0 207 295" svg:d="M145 268c0 9 0 18 0 27 20-2 41-3 62-5 0-4 0-9 0-13-30 0-32-2-32-23 0-84 0-169 0-254-21 2-41 3-61 5 0 4 0 9 0 13 29 0 32 2 32 23 0 30 0 60 0 90-12-15-30-26-53-26-49 0-93 42-93 96 0 52 41 94 88 94 28 0 47-14 57-27zM145 155c0 29 0 58 0 86 0 7 0 9-4 16-13 20-32 28-50 28-19 0-34-10-44-26-11-17-12-40-12-58 0-16 1-41 13-60 8-12 25-26 48-26 14 0 32 6 45 25 4 7 4 8 4 15z">
              <text:p/>
            </draw:path>
            <draw:path draw:style-name="gr3" draw:text-style-name="P1" draw:layer="layout" svg:width="0.208cm" svg:height="0.189cm" svg:x="5.983cm" svg:y="6.727cm" svg:viewBox="0 0 209 190" svg:d="M128 59c2-11 12-49 42-49 2 0 12 0 21 6-12 1-20 11-20 21 0 7 5 16 16 16 9 0 22-9 22-26 0-21-25-27-39-27-24 0-38 23-43 32-11-27-34-32-46-32-44 0-68 54-68 64 0 5 3 4 5 5 4 0 5-1 6-5 14-44 42-54 56-54 8 0 23 3 23 27 0 13-7 42-23 100-7 27-21 43-39 43-4 0-13 0-22-4 11-3 20-11 20-23s-9-14-15-14c-13 0-24 10-24 23 0 20 22 28 39 28 28 0 44-30 45-32 4 15 20 32 45 32 43 0 67-54 67-65 0-3-3-3-5-3-3 0-4 1-6 3-13 46-42 55-55 55-16 0-24-13-24-27 0-10 3-18 8-37 4-19 9-38 14-57z">
              <text:p/>
            </draw:path>
          </draw:g>
        </draw:g>
        <draw:g draw:style-name="gr1">
          <svg:title>TexMaths</svg:title>
          <svg:desc>12§latex§$\hat{x}$§svg§600§TRUE§</svg:desc>
          <draw:g draw:style-name="gr2">
            <draw:path draw:style-name="gr3" draw:text-style-name="P1" draw:layer="layout" svg:width="0.11cm" svg:height="0.063cm" svg:x="7.216cm" svg:y="7.985cm" svg:viewBox="0 0 111 64" svg:d="M55 0c-18 19-37 38-55 57 2 3 5 5 7 7 16-14 32-28 48-43 16 15 33 29 49 43 2-2 5-4 7-7-19-19-37-38-56-57z">
              <text:p/>
            </draw:path>
            <draw:path draw:style-name="gr3" draw:text-style-name="P1" draw:layer="layout" svg:width="0.207cm" svg:height="0.189cm" svg:x="7.153cm" svg:y="8.09cm" svg:viewBox="0 0 208 190" svg:d="M128 59c2-11 12-49 41-49 2 0 12 0 21 6-12 1-20 11-20 21 0 7 5 16 15 16s23-9 23-26c0-21-25-27-38-27-25 0-40 23-44 32-11-27-34-32-46-32-43 0-67 54-67 64 0 5 4 5 5 5 4 0 5-1 6-5 13-44 42-54 55-54 8 0 23 3 23 27 0 13-8 42-23 100-6 27-20 43-40 43-2 0-12 0-20-4 10-3 19-11 19-23s-9-14-15-14c-12 0-23 10-23 23 0 20 20 28 39 28 28 0 42-30 45-32 4 15 19 32 44 32 43 0 67-54 67-65 0-3-4-3-5-3-4 0-5 1-6 3-13 46-42 55-55 55-17 0-23-13-23-27 0-10 3-18 8-37 4-19 9-38 14-57z">
              <text:p/>
            </draw:path>
          </draw:g>
        </draw:g>
        <draw:g draw:style-name="gr1">
          <draw:line draw:style-name="gr4" draw:text-style-name="P2" draw:layer="layout" svg:x1="4.641cm" svg:y1="6.27cm" svg:x2="7.528cm" svg:y2="6.779cm">
            <text:p/>
          </draw:line>
          <draw:line draw:style-name="gr5" draw:text-style-name="P2" draw:layer="layout" svg:x1="1.415cm" svg:y1="6.772cm" svg:x2="7.769cm" svg:y2="7.893cm">
            <text:p/>
          </draw:line>
          <draw:g draw:style-name="gr1">
            <draw:custom-shape draw:style-name="gr6" draw:text-style-name="P3" draw:layer="layout" svg:width="3cm" svg:height="4.2cm" draw:transform="rotate (-0.174532925199433) translate (2.371cm 1.213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.25cm" svg:height="4.2cm" draw:transform="rotate (0.174532925199433) translate (1.002cm 1.316cm)">
              <text:p/>
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</draw:custom-shape>
            <draw:custom-shape draw:style-name="gr6" draw:text-style-name="P3" draw:layer="layout" svg:width="3cm" svg:height="4.2cm" draw:transform="rotate (-0.174532925199433) translate (5.425cm 1.751cm)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1.25cm" svg:height="4.2cm" draw:transform="rotate (0.174532925199433) translate (4.055cm 1.855cm)">
              <text:p/>
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</draw:custom-shape>
            <draw:custom-shape draw:style-name="gr6" draw:text-style-name="P3" draw:layer="layout" svg:width="3cm" svg:height="4.2cm" draw:transform="rotate (-0.174532925199433) translate (8.379cm 2.272cm)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1.25cm" svg:height="4.2cm" draw:transform="rotate (0.174532925199433) translate (7.012cm 2.376cm)">
              <text:p/>
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</draw:custom-shape>
            <draw:custom-shape draw:style-name="gr7" draw:text-style-name="P4" draw:layer="layout" svg:width="1.25cm" svg:height="4.2cm" draw:transform="rotate (0.174532925199433) translate (9.966cm 2.898cm)">
              <text:p/>
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</draw:custom-shape>
            <draw:line draw:style-name="gr9" draw:text-style-name="P2" draw:layer="layout" svg:x1="7.963cm" svg:y1="4.399cm" svg:x2="9.779cm" svg:y2="4.719cm">
              <text:p/>
            </draw:line>
            <draw:line draw:style-name="gr9" draw:text-style-name="P2" draw:layer="layout" svg:x1="5.002cm" svg:y1="3.877cm" svg:x2="6.818cm" svg:y2="4.197cm">
              <text:p/>
            </draw:line>
          </draw:g>
        </draw:g>
        <draw:g draw:style-name="gr1">
          <svg:title>TexMaths</svg:title>
          <svg:desc>12§latex§$\vec{v}_{S}$§svg§600§TRUE§</svg:desc>
          <draw:g draw:style-name="gr2">
            <draw:path draw:style-name="gr3" draw:text-style-name="P1" draw:layer="layout" svg:width="0.185cm" svg:height="0.083cm" svg:x="5.903cm" svg:y="3.585cm" svg:viewBox="0 0 186 84" svg:d="M149 50c-5 5-20 17-20 25 0 4 5 9 9 9 3 0 6-4 8-6 5-6 15-18 32-28 4-1 8-3 8-8s-3-6-6-9c-9-6-13-14-17-23-1-4-2-10-8-10s-9 6-9 10c0 1 4 15 10 23-47 0-95 0-142 0-7 0-14 0-14 9 0 8 7 8 14 8 45 0 90 0 135 0z">
              <text:p/>
            </draw:path>
            <draw:path draw:style-name="gr3" draw:text-style-name="P1" draw:layer="layout" svg:width="0.183cm" svg:height="0.189cm" svg:x="5.855cm" svg:y="3.698cm" svg:viewBox="0 0 184 190" svg:d="M184 30c0-23-10-30-17-30-11 0-22 12-22 20 0 6 2 9 7 13 9 9 15 20 15 35 0 17-27 112-75 112-21 0-31-14-31-35 0-24 11-54 24-89 2-7 5-13 5-21 0-19-13-35-35-35-39 0-55 61-55 65s3 3 5 4c5 0 5-1 7-7 12-43 30-52 42-52 3 0 11 0 11 13 0 10-4 22-8 30-17 49-23 68-23 86 0 45 37 51 56 51 71 0 94-139 94-160z">
              <text:p/>
            </draw:path>
            <draw:path draw:style-name="gr3" draw:text-style-name="P1" draw:layer="layout" svg:width="0.186cm" svg:height="0.212cm" svg:x="6.068cm" svg:y="3.74cm" svg:viewBox="0 0 187 213" svg:d="M187 5c0-3-1-5-4-5-2 0-2 1-6 5-5 5-9 11-14 17-12-16-30-22-48-22-42 0-78 33-78 68 0 4 1 16 10 26 9 12 20 15 40 20 6 1 21 4 26 6 9 2 27 8 27 31s-25 51-59 51c-26 0-57-10-57-42 0-2 1-9 2-14 0-1 0-1 0-3 0-3-3-3-4-3-4 0-5 1-6 6-5 19-10 39-15 58 0 2-1 4-1 5s1 4 5 4c1 0 1 0 5-5 3-4 12-12 14-16 16 17 38 21 56 21 45 0 81-39 81-73 0-13-5-25-12-31-10-11-15-12-53-21-6-2-16-4-18-4-7-4-21-11-21-28 0-23 27-46 58-46s47 17 47 46c0 4-1 10-1 13 0 4 3 4 4 4 5 0 5-1 6-6 5-21 11-42 16-62z">
              <text:p/>
            </draw:path>
          </draw:g>
        </draw:g>
        <draw:g draw:style-name="gr1">
          <svg:title>TexMaths</svg:title>
          <svg:desc>12§latex§$A$§svg§600§TRUE§</svg:desc>
          <draw:g draw:style-name="gr2">
            <draw:path draw:style-name="gr3" draw:text-style-name="P1" draw:layer="layout" svg:width="0.286cm" svg:height="0.299cm" svg:x="4.954cm" svg:y="2.284cm" svg:viewBox="0 0 287 300" svg:d="M60 252c-17 28-32 34-52 35-4 0-8 0-8 8 0 3 2 5 6 5 11 0 24-1 36-1 13 0 27 1 42 1 2 0 7 0 7-8 0-5-4-5-6-5-10-1-20-4-20-14 0-5 2-10 6-16 10-18 21-36 32-54 35 0 70 0 105 0 0 9 6 66 6 71 0 12-21 13-30 13-6 0-9 0-9 8 0 5 3 3 4 5 18 0 36-1 53-1 11 0 37 1 48 1 2 0 7 0 7-8 0-5-4-5-10-5-26 0-26-3-27-14-8-88-17-176-25-263-1-9-1-10-9-10-6 0-8 2-10 7-49 82-98 164-146 245zM110 190c28-46 55-92 83-139 4 47 8 93 13 139-32 0-64 0-96 0z">
              <text:p/>
            </draw:path>
          </draw:g>
        </draw:g>
        <draw:g draw:style-name="gr1">
          <svg:title>TexMaths</svg:title>
          <svg:desc>12§latex§$\mathrm{d} m_{i-1}$§svg§600§TRUE§</svg:desc>
          <draw:g draw:style-name="gr2">
            <draw:path draw:style-name="gr3" draw:text-style-name="P1" draw:layer="layout" svg:width="0.206cm" svg:height="0.296cm" svg:x="2.754cm" svg:y="5.084cm" svg:viewBox="0 0 207 297" svg:d="M146 268c0 10 0 19 0 29 21-2 41-3 61-5 0-4 0-9 0-13-28 0-32-4-32-24 0-85 0-170 0-255-20 2-41 3-61 5 0 4 0 9 0 13 30 0 33 2 33 24 0 30 0 60 0 90-12-15-31-25-52-25-51 0-95 40-95 94s42 96 90 96c26 0 45-14 56-29zM146 156c0 28 0 57 0 86 0 8 0 8-5 15-13 21-31 30-50 30-18 0-33-10-43-27-12-17-13-41-13-58 0-15 1-40 13-59 10-14 25-28 48-28 14 0 32 7 45 25 5 7 5 9 5 16z">
              <text:p/>
            </draw:path>
            <draw:path draw:style-name="gr3" draw:text-style-name="P1" draw:layer="layout" svg:width="0.343cm" svg:height="0.189cm" svg:x="2.986cm" svg:y="5.191cm" svg:viewBox="0 0 344 190" svg:d="M24 160c-1 6-4 16-4 18 0 8 6 12 12 12s14-3 16-12c1-1 6-20 8-31 4-12 7-25 10-38 2-10 5-18 7-28 1-7 5-19 5-21 6-13 29-52 68-52 19 0 23 16 23 30 0 11-2 23-6 35-4 16-8 33-12 49-3 11-6 21-8 31-2 9-5 23-5 25 0 8 6 12 12 12 13 0 15-10 19-24 6-23 22-85 25-101 1-6 23-57 70-57 18 0 22 15 22 30 0 24-18 72-26 94-4 11-6 15-6 24 0 19 16 34 35 34 39 0 55-62 55-64 0-5-4-5-5-5-5 0-5 1-6 7-7 23-20 53-43 53-7 0-11-5-11-15s5-20 9-29c7-22 25-69 25-93 0-27-16-44-48-44s-53 18-68 41c-2-6-3-21-15-30-9-10-24-11-33-11-39 0-59 26-66 36-3-24-21-36-40-36s-26 16-31 24c-7 14-12 39-12 41 0 3 4 3 5 3 3 0 5 0 7-9 7-30 16-51 30-51 7 0 13 4 13 20 0 9-1 14-6 35-8 33-17 65-25 97z">
              <text:p/>
            </draw:path>
            <draw:path draw:style-name="gr3" draw:text-style-name="P1" draw:layer="layout" svg:width="0.089cm" svg:height="0.197cm" svg:x="3.357cm" svg:y="5.244cm" svg:viewBox="0 0 90 198" svg:d="M81 11c0-5-3-11-11-11s-16 7-16 16c0 4 4 10 12 10s15-8 15-15zM22 160c-2 4-3 8-3 12 0 14 12 26 28 26 30 0 43-41 43-46 0-3-4-3-5-3-5 0-5 1-6 4-7 24-19 36-31 36-6 0-7-3-7-11 0-6 2-12 5-18 2-8 6-16 9-23 3-8 13-34 15-38 0-3 1-7 1-9 0-15-12-25-28-25-29 0-43 39-43 45 0 4 3 3 5 4 5 0 5-1 6-5 7-25 20-36 31-36 5 0 7 2 7 10 0 7-1 12-8 30-7 16-13 32-19 47z">
              <text:p/>
            </draw:path>
            <draw:path draw:style-name="gr3" draw:text-style-name="P1" draw:layer="layout" svg:width="0.198cm" svg:height="0.013cm" svg:x="3.495cm" svg:y="5.358cm" svg:viewBox="0 0 199 14" svg:d="M187 14c5 0 12 0 12-7s-7-7-12-7c-59 0-117 0-176 0-5 0-11 0-11 7s6 7 11 7c59 0 117 0 176 0z">
              <text:p/>
            </draw:path>
            <draw:path draw:style-name="gr3" draw:text-style-name="P1" draw:layer="layout" svg:width="0.107cm" svg:height="0.194cm" svg:x="3.757cm" svg:y="5.243cm" svg:viewBox="0 0 108 195" svg:d="M67 8c0-7-1-8-9-8-18 19-46 19-58 19 0 4 0 7 0 11 7 0 26 0 43-8 0 49 0 99 0 149 0 10 0 13-30 13-3 0-7 0-11 0 0 4 0 8 0 11 5 0 42-1 53-1 9 0 46 1 53 1 0-3 0-7 0-11-4 0-8 0-12 0-29 0-29-3-29-13 0-54 0-108 0-163z">
              <text:p/>
            </draw:path>
          </draw:g>
        </draw:g>
        <draw:g draw:style-name="gr1">
          <svg:title>TexMaths</svg:title>
          <svg:desc>12§latex§$\mathrm{d} m_{i}$§svg§600§TRUE§</svg:desc>
          <draw:g draw:style-name="gr2">
            <draw:path draw:style-name="gr3" draw:text-style-name="P1" draw:layer="layout" svg:width="0.206cm" svg:height="0.296cm" svg:x="5.856cm" svg:y="5.685cm" svg:viewBox="0 0 207 297" svg:d="M146 268c0 10 0 19 0 29 20-2 41-3 61-5 0-4 0-9 0-13-29 0-32-4-32-24 0-85 0-170 0-255-21 2-41 3-61 5 0 4 0 9 0 13 30 0 33 2 33 24 0 30 0 60 0 90-13-15-31-25-54-25-49 0-93 40-93 94s42 96 90 96c26 0 45-14 56-29zM146 156c0 28 0 57 0 86 0 8 0 8-5 15-13 21-32 30-50 30s-34-10-44-27c-11-17-12-41-12-58 0-15 1-40 13-59 9-14 25-28 48-28 14 0 32 7 45 25 5 7 5 9 5 16z">
              <text:p/>
            </draw:path>
            <draw:path draw:style-name="gr3" draw:text-style-name="P1" draw:layer="layout" svg:width="0.343cm" svg:height="0.189cm" svg:x="6.087cm" svg:y="5.792cm" svg:viewBox="0 0 344 190" svg:d="M25 160c-1 6-3 16-3 18 0 8 6 12 12 12 4 0 12-3 15-12 0-1 5-20 8-31 3-12 6-25 9-38 2-10 5-18 7-28 2-7 5-19 6-21 6-13 29-52 68-52 19 0 23 16 23 30 0 11-4 23-6 35-4 16-8 33-12 49-3 11-5 21-8 31-3 9-6 23-6 25 0 8 6 12 12 12 13 0 15-10 19-24 6-23 21-85 25-101 1-6 24-57 69-57 18 0 23 15 23 30 0 24-18 72-26 94-4 11-5 15-5 24 0 19 14 34 34 34 39 0 55-62 55-64 0-5-4-5-5-5-4 0-4 1-6 7-6 23-20 53-43 53-7 0-10-5-10-15s4-20 7-29c9-22 26-69 26-93 0-27-17-44-48-44s-53 18-69 41c0-6-1-21-13-30-11-10-24-11-34-11-39 0-59 26-66 36-2-24-20-36-39-36s-27 16-31 24c-7 14-13 39-13 41 0 3 3 2 5 3 5 0 5 0 7-9 7-30 16-51 31-51 7 0 13 4 13 20 0 9-1 14-7 35-8 33-16 65-24 97z">
              <text:p/>
            </draw:path>
            <draw:path draw:style-name="gr3" draw:text-style-name="P1" draw:layer="layout" svg:width="0.089cm" svg:height="0.197cm" svg:x="6.457cm" svg:y="5.845cm" svg:viewBox="0 0 90 198" svg:d="M81 11c0-5-3-11-10-11-9 0-17 7-17 16 0 4 3 10 12 10 8 0 15-8 15-15zM22 160c-2 4-3 8-3 12 0 14 12 26 28 26 30 0 43-41 43-46 0-3-4-3-5-3-5 0-5 1-6 4-6 24-19 36-31 36-6 0-7-3-7-11 0-6 2-12 5-18 2-8 5-16 9-23 2-8 13-34 14-38 2-3 2-7 2-9 0-15-11-25-28-25-29 0-43 39-43 45 0 4 5 4 6 4 4 0 4-1 5-5 7-25 20-36 31-36 5 0 7 2 7 10 0 7-1 12-8 30-7 16-13 32-19 47z">
              <text:p/>
            </draw:path>
          </draw:g>
        </draw:g>
        <draw:g draw:style-name="gr1">
          <svg:title>TexMaths</svg:title>
          <svg:desc>12§latex§$\vec{v}_{S}$§svg§600§TRUE§</svg:desc>
          <draw:g draw:style-name="gr2">
            <draw:path draw:style-name="gr3" draw:text-style-name="P1" draw:layer="layout" svg:width="0.185cm" svg:height="0.083cm" svg:x="8.904cm" svg:y="4.112cm" svg:viewBox="0 0 186 84" svg:d="M149 50c-5 5-20 17-20 25 0 4 5 9 9 9 3 0 6-4 8-6 5-6 15-18 32-28 4-1 8-3 8-8s-3-6-6-9c-9-6-13-14-17-23-1-4-2-10-8-10s-9 6-9 10c0 1 4 15 10 23-47 0-95 0-142 0-7 0-14 0-14 9 0 8 7 8 14 8 45 0 90 0 135 0z">
              <text:p/>
            </draw:path>
            <draw:path draw:style-name="gr3" draw:text-style-name="P1" draw:layer="layout" svg:width="0.183cm" svg:height="0.189cm" svg:x="8.856cm" svg:y="4.225cm" svg:viewBox="0 0 184 190" svg:d="M184 30c0-23-10-30-17-30-11 0-22 12-22 20 0 6 2 9 7 13 9 9 15 20 15 35 0 17-27 112-75 112-21 0-31-14-31-35 0-24 11-54 24-89 2-7 5-13 5-21 0-19-13-35-35-35-39 0-55 61-55 65s3 3 5 4c5 0 5-1 7-7 12-43 30-52 42-52 3 0 11 0 11 13 0 10-4 22-8 30-17 49-23 68-23 86 0 45 37 51 56 51 71 0 94-139 94-160z">
              <text:p/>
            </draw:path>
            <draw:path draw:style-name="gr3" draw:text-style-name="P1" draw:layer="layout" svg:width="0.186cm" svg:height="0.212cm" svg:x="9.069cm" svg:y="4.267cm" svg:viewBox="0 0 187 213" svg:d="M187 5c0-3-1-5-4-5-2 0-2 1-6 5-5 5-9 11-14 17-12-16-30-22-48-22-42 0-78 33-78 68 0 4 1 16 10 26 9 12 20 15 40 20 6 1 21 4 26 6 9 2 27 8 27 31s-25 51-59 51c-26 0-57-10-57-42 0-2 1-9 2-14 0-1 0-1 0-3 0-3-3-3-4-3-4 0-5 1-6 6-5 19-10 39-15 58 0 2-1 4-1 5s1 4 5 4c1 0 1 0 5-5 3-4 12-12 14-16 16 17 38 21 56 21 45 0 81-39 81-73 0-13-5-25-12-31-10-11-15-12-53-21-6-2-16-4-18-4-7-4-21-11-21-28 0-23 27-46 58-46s47 17 47 46c0 4-1 10-1 13 0 4 3 4 4 4 5 0 5-1 6-6 5-21 11-42 16-62z">
              <text:p/>
            </draw:path>
          </draw:g>
        </draw:g>
        <draw:g draw:style-name="gr1">
          <svg:title>TexMaths</svg:title>
          <svg:desc>12§latex§$A$§svg§600§TRUE§</svg:desc>
          <draw:g draw:style-name="gr2">
            <draw:path draw:style-name="gr3" draw:text-style-name="P1" draw:layer="layout" svg:width="0.286cm" svg:height="0.299cm" svg:x="7.955cm" svg:y="2.784cm" svg:viewBox="0 0 287 300" svg:d="M60 252c-17 28-32 34-52 35-4 0-8 0-8 8 0 3 2 5 6 5 11 0 24-1 36-1 13 0 27 1 42 1 2 0 7 0 7-8 0-5-4-5-6-5-10-1-20-4-20-14 0-5 2-10 6-16 10-18 21-36 32-54 35 0 70 0 105 0 0 9 6 66 6 71 0 12-21 13-30 13-6 0-9 0-9 8 0 5 3 3 4 5 18 0 36-1 53-1 11 0 37 1 48 1 2 0 7 0 7-8 0-5-4-5-10-5-26 0-26-3-27-14-8-88-17-176-25-263-1-9-1-10-9-10-6 0-8 2-10 7-49 82-98 164-146 245zM110 190c28-46 55-92 83-139 4 47 8 93 13 139-32 0-64 0-96 0z">
              <text:p/>
            </draw:path>
          </draw:g>
        </draw:g>
        <draw:g draw:style-name="gr1">
          <svg:title>TexMaths</svg:title>
          <svg:desc>12§latex§$\mathrm{d} m_{i+1}$§svg§600§TRUE§</svg:desc>
          <draw:g draw:style-name="gr2">
            <draw:path draw:style-name="gr3" draw:text-style-name="P1" draw:layer="layout" svg:width="0.206cm" svg:height="0.295cm" svg:x="8.556cm" svg:y="6.185cm" svg:viewBox="0 0 207 296" svg:d="M145 268c0 9 0 18 0 28 21-2 42-4 62-5 0-4 0-8 0-12-30 0-32-4-32-24 0-85 0-170 0-255-20 2-41 3-61 5 0 4 0 9 0 13 30 0 32 2 32 23 0 30 0 60 0 91-12-15-30-27-53-27-49 0-93 42-93 96s41 95 89 95c27 0 46-15 56-28zM145 156c0 28 0 57 0 86 0 7 0 8-4 15-13 21-32 30-50 30-19 0-33-12-44-27-11-17-12-41-12-59 0-15 1-41 13-59 8-13 25-27 48-27 14 0 32 6 45 25 4 7 4 8 4 16z">
              <text:p/>
            </draw:path>
            <draw:path draw:style-name="gr3" draw:text-style-name="P1" draw:layer="layout" svg:width="0.344cm" svg:height="0.189cm" svg:x="8.787cm" svg:y="6.29cm" svg:viewBox="0 0 345 190" svg:d="M25 162c-1 6-3 15-3 18 0 7 6 10 12 10 4 0 12-3 15-12 3-10 5-20 9-31 2-12 5-25 8-37 2-9 5-19 7-29 3-7 5-19 6-20 6-13 29-51 68-51 20 0 23 15 23 29 0 10-2 22-6 35-4 16-8 32-12 48-3 11-5 22-8 32-3 9-6 23-6 26 0 7 6 10 12 10 13 0 15-9 19-24 6-22 22-85 25-100 1-6 24-56 70-56 18 0 22 14 22 29 0 24-18 72-26 94-4 11-5 14-5 24 0 19 15 33 35 33 40 0 55-61 55-64 0-4-5-4-6-4-3 0-3 1-6 7-6 23-19 53-43 53-7 0-10-5-10-14 0-11 4-21 8-30 8-22 26-69 26-93 0-27-17-45-49-45s-53 19-68 41c0-5-2-19-14-29-10-10-24-12-34-12-39 0-59 28-66 37-2-24-19-37-39-37-19 0-27 17-31 24-7 15-13 39-13 41 0 4 3 3 5 4 5 0 5 0 7-9 7-30 16-50 31-50 7 0 13 3 13 19 0 9-1 13-7 36-8 32-16 64-24 97z">
              <text:p/>
            </draw:path>
            <draw:path draw:style-name="gr3" draw:text-style-name="P1" draw:layer="layout" svg:width="0.088cm" svg:height="0.196cm" svg:x="9.159cm" svg:y="6.344cm" svg:viewBox="0 0 89 197" svg:d="M81 12c0-5-3-12-11-12-9 0-17 8-17 17 0 5 3 11 12 11 8 0 16-9 16-16zM22 160c-2 4-4 8-4 14 0 13 12 23 29 23 29 0 42-39 42-44 0-3-4-3-5-3-4 0-5 1-6 4-6 24-19 36-31 36-5 0-7-4-7-10 0-8 2-12 4-20 4-7 6-15 10-22 2-8 13-35 14-39 2-2 3-6 3-8 0-14-12-25-29-25-29 0-42 39-42 44s4 5 5 5c3 0 5-2 5-5 8-26 20-36 32-36 4 0 7 3 7 10s-2 12-9 30c-6 15-12 31-18 46z">
              <text:p/>
            </draw:path>
            <draw:path draw:style-name="gr3" draw:text-style-name="P1" draw:layer="layout" svg:width="0.215cm" svg:height="0.216cm" svg:x="9.285cm" svg:y="6.357cm" svg:viewBox="0 0 216 217" svg:d="M115 116c30 0 60 0 90 0 4 0 11 0 11-7s-6-7-11-7c-30 0-60 0-90 0 0-31 0-61 0-91 0-4 0-11-7-11s-7 7-7 11c0 30 0 60 0 91-30 0-60 0-90 0-5 0-11 0-11 6 0 8 6 8 11 8 30 0 60 0 90 0 0 30 0 60 0 90 0 3 0 11 7 11s7-8 7-11c0-30 0-60 0-90z">
              <text:p/>
            </draw:path>
            <draw:path draw:style-name="gr3" draw:text-style-name="P1" draw:layer="layout" svg:width="0.106cm" svg:height="0.194cm" svg:x="9.554cm" svg:y="6.344cm" svg:viewBox="0 0 107 195" svg:d="M66 8c0-8 0-8-8-8-20 18-46 19-58 19 0 4 0 7 0 11 6 0 26 0 42-8 0 49 0 99 0 149 0 10 0 13-29 13-4 0-8 0-12 0 0 4 0 8 0 11 6 0 42-1 53-1 10 0 47 1 53 1 0-3 0-7 0-11-4 0-8 0-11 0-30 0-30-3-30-13 0-54 0-108 0-163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18T11:59:58.995821678</dc:date>
    <meta:editing-duration>P1DT18H44M33S</meta:editing-duration>
    <meta:editing-cycles>84</meta:editing-cycles>
    <meta:generator>LibreOffice/24.2.5.2$Linux_X86_64 LibreOffice_project/420$Build-2</meta:generator>
    <meta:print-date>2024-09-18T09:45:11.487310327</meta:print-date>
    <meta:printed-by>PDF-Dateien</meta:printed-by>
    <meta:document-statistic meta:object-count="66"/>
  </office:meta>
</office:document-meta>
</file>